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f4dde2" officeooo:paragraph-rsid="05f4dde2"/>
    </style:style>
    <style:style style:name="P4" style:family="paragraph" style:parent-style-name="Text_20_body">
      <style:text-properties officeooo:rsid="05f87ff8" officeooo:paragraph-rsid="05f87ff8"/>
    </style:style>
    <style:style style:name="P5" style:family="paragraph" style:parent-style-name="Text_20_body">
      <style:text-properties officeooo:rsid="05faaf9b" officeooo:paragraph-rsid="05faaf9b"/>
    </style:style>
    <style:style style:name="P6" style:family="paragraph" style:parent-style-name="Text_20_body">
      <style:text-properties officeooo:rsid="0618a878" officeooo:paragraph-rsid="0618a878"/>
    </style:style>
    <style:style style:name="P7" style:family="paragraph" style:parent-style-name="Text_20_body">
      <style:text-properties officeooo:paragraph-rsid="062a48a9"/>
    </style:style>
    <style:style style:name="P8" style:family="paragraph" style:parent-style-name="Text_20_body">
      <style:text-properties officeooo:rsid="062c327b" officeooo:paragraph-rsid="062c327b"/>
    </style:style>
    <style:style style:name="P9" style:family="paragraph" style:parent-style-name="Text_20_body">
      <style:text-properties officeooo:paragraph-rsid="0618a878"/>
    </style:style>
    <style:style style:name="P10" style:family="paragraph" style:parent-style-name="Text_20_body">
      <style:text-properties officeooo:rsid="0643049e" officeooo:paragraph-rsid="0643049e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6143260" officeooo:paragraph-rsid="06143260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c49f1"/>
    </style:style>
    <style:style style:name="P15" style:family="paragraph" style:parent-style-name="Text_20_body">
      <style:text-properties officeooo:rsid="06491944" officeooo:paragraph-rsid="06491944"/>
    </style:style>
    <style:style style:name="P16" style:family="paragraph" style:parent-style-name="Text_20_body">
      <style:text-properties officeooo:rsid="0687ae42" officeooo:paragraph-rsid="0687ae42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2pt" fo:font-style="italic" officeooo:rsid="0678a3a7" officeooo:paragraph-rsid="0678a3a7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0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2" style:family="paragraph" style:parent-style-name="Text_20_body">
      <style:paragraph-properties fo:text-align="end" style:justify-single-word="false" style:writing-mode="rl-tb"/>
      <style:text-properties fo:font-size="12pt" fo:font-style="italic" officeooo:rsid="0658ce7d" officeooo:paragraph-rsid="067486d0" style:font-size-asian="12pt" style:font-style-asian="italic" style:font-size-complex="12pt" style:font-style-complex="italic"/>
    </style:style>
    <style:style style:name="P23" style:family="paragraph" style:parent-style-name="Text_20_body">
      <style:paragraph-properties fo:text-align="end" style:justify-single-word="false" style:writing-mode="rl-tb"/>
      <style:text-properties fo:font-size="12pt" fo:font-style="italic" officeooo:rsid="067a8312" officeooo:paragraph-rsid="067a8312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text-align="center" style:justify-single-word="false" style:writing-mode="rl-tb"/>
      <style:text-properties fo:font-size="12pt" fo:font-style="italic" fo:font-weight="normal" officeooo:rsid="067486d0" officeooo:paragraph-rsid="067486d0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2">
      <style:paragraph-properties fo:line-height="100%"/>
      <style:text-properties officeooo:rsid="05f87ff8" officeooo:paragraph-rsid="0629470b"/>
    </style:style>
    <style:style style:name="P26" style:family="paragraph" style:parent-style-name="Heading_20_2">
      <style:paragraph-properties fo:line-height="100%"/>
      <style:text-properties officeooo:rsid="05f87ff8" officeooo:paragraph-rsid="06402cac"/>
    </style:style>
    <style:style style:name="P27" style:family="paragraph" style:parent-style-name="Heading_20_2">
      <style:paragraph-properties fo:line-height="100%"/>
      <style:text-properties officeooo:rsid="06137e7f" officeooo:paragraph-rsid="0618a878"/>
    </style:style>
    <style:style style:name="P28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0e28e3" officeooo:paragraph-rsid="06394f10" style:font-size-asian="10pt" style:font-size-complex="10pt"/>
    </style:style>
    <style:style style:name="P29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b426e" officeooo:paragraph-rsid="067b426e" style:font-size-asian="10pt" style:font-size-complex="10pt"/>
    </style:style>
    <style:style style:name="P30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b426e" officeooo:paragraph-rsid="067c2c84" style:font-size-asian="10pt" style:font-size-complex="10pt"/>
    </style:style>
    <style:style style:name="P31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c2c84" officeooo:paragraph-rsid="067c2c84" style:font-size-asian="10pt" style:font-size-complex="10pt"/>
    </style:style>
    <style:style style:name="P32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a8312" officeooo:paragraph-rsid="067a8312" style:font-size-asian="10pt" style:font-size-complex="10pt"/>
    </style:style>
    <style:style style:name="P33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e0664" officeooo:paragraph-rsid="067e0664" style:font-size-asian="10pt" style:font-size-complex="10pt"/>
    </style:style>
    <style:style style:name="P34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fo:font-size="10pt" officeooo:rsid="067e9f72" officeooo:paragraph-rsid="067e9f72" style:font-size-asian="10pt" style:font-size-complex="10pt"/>
    </style:style>
    <style:style style:name="P35" style:family="paragraph" style:parent-style-name="Text_20_body">
      <style:paragraph-properties fo:margin-left="0in" fo:margin-right="0in" fo:margin-top="0in" fo:margin-bottom="0.0575in" loext:contextual-spacing="false" fo:text-align="start" style:justify-single-word="false" fo:text-indent="0in" style:auto-text-indent="false" style:writing-mode="lr-tb"/>
      <style:text-properties fo:font-size="10pt" officeooo:rsid="05faaf9b" officeooo:paragraph-rsid="05faaf9b" style:font-size-asian="10pt" style:font-size-complex="10pt"/>
    </style:style>
    <style:style style:name="P36" style:family="paragraph" style:parent-style-name="Text_20_body">
      <style:paragraph-properties fo:margin-left="0in" fo:margin-right="0in" fo:margin-top="0in" fo:margin-bottom="0.0575in" loext:contextual-spacing="false" fo:text-align="start" style:justify-single-word="false" fo:text-indent="0in" style:auto-text-indent="false" style:writing-mode="lr-tb"/>
      <style:text-properties fo:font-size="10pt" officeooo:rsid="05faaf9b" officeooo:paragraph-rsid="05fdfbb9" style:font-size-asian="10pt" style:font-size-complex="10pt"/>
    </style:style>
    <style:style style:name="P37" style:family="paragraph" style:parent-style-name="Text_20_body">
      <style:paragraph-properties fo:margin-left="0in" fo:margin-right="0in" fo:margin-top="0in" fo:margin-bottom="0.0575in" loext:contextual-spacing="false" fo:text-align="start" style:justify-single-word="false" fo:text-indent="0in" style:auto-text-indent="false" style:writing-mode="lr-tb"/>
      <style:text-properties fo:font-size="10pt" officeooo:rsid="05fdfbb9" officeooo:paragraph-rsid="05fdfbb9" style:font-size-asian="10pt" style:font-size-complex="10pt"/>
    </style:style>
    <style:style style:name="P38" style:family="paragraph" style:parent-style-name="Text_20_body">
      <style:paragraph-properties fo:margin-left="0in" fo:margin-right="0in" fo:margin-top="0in" fo:margin-bottom="0.0575in" loext:contextual-spacing="false" fo:text-align="start" style:justify-single-word="false" fo:text-indent="0in" style:auto-text-indent="false" style:writing-mode="lr-tb"/>
      <style:text-properties fo:font-size="10pt" officeooo:rsid="05ff36df" officeooo:paragraph-rsid="0600cb03" style:font-size-asian="10pt" style:font-size-complex="10pt"/>
    </style:style>
    <style:style style:name="P39" style:family="paragraph" style:parent-style-name="Text_20_body">
      <style:paragraph-properties fo:margin-left="0in" fo:margin-right="0in" fo:margin-top="0in" fo:margin-bottom="0.0575in" loext:contextual-spacing="false" fo:text-align="start" style:justify-single-word="false" fo:text-indent="0in" style:auto-text-indent="false" style:writing-mode="lr-tb"/>
      <style:text-properties fo:font-size="10pt" officeooo:rsid="06002e3e" officeooo:paragraph-rsid="06002e3e" style:font-size-asian="10pt" style:font-size-complex="10pt"/>
    </style:style>
    <style:style style:name="P40" style:family="paragraph" style:parent-style-name="Text_20_body" style:list-style-name="L1">
      <style:text-properties fo:font-style="italic" officeooo:rsid="0658ce7d" officeooo:paragraph-rsid="0660a845" style:font-style-asian="italic" style:font-style-complex="italic"/>
    </style:style>
    <style:style style:name="P41" style:family="paragraph" style:parent-style-name="Text_20_body" style:list-style-name="L1">
      <style:text-properties fo:font-style="italic" officeooo:rsid="0662b42d" officeooo:paragraph-rsid="0662b42d" style:font-style-asian="italic" style:font-style-complex="italic"/>
    </style:style>
    <style:style style:name="P42" style:family="paragraph" style:parent-style-name="Text_20_body" style:list-style-name="L3">
      <style:text-properties fo:font-style="italic" officeooo:rsid="065739de" officeooo:paragraph-rsid="065739de" style:font-style-asian="italic" style:font-style-complex="italic"/>
    </style:style>
    <style:style style:name="P43" style:family="paragraph" style:parent-style-name="Text_20_body" style:list-style-name="L3">
      <style:text-properties fo:font-style="italic" officeooo:rsid="065739de" officeooo:paragraph-rsid="066dad4f" style:font-style-asian="italic" style:font-style-complex="italic"/>
    </style:style>
    <style:style style:name="P44" style:family="paragraph" style:parent-style-name="Text_20_body" style:list-style-name="L4">
      <style:text-properties fo:font-style="italic" officeooo:rsid="06807bd3" officeooo:paragraph-rsid="06807bd3" style:font-style-asian="italic" style:font-style-complex="italic"/>
    </style:style>
    <style:style style:name="P45" style:family="paragraph" style:parent-style-name="Text_20_body" style:list-style-name="L5">
      <style:text-properties fo:font-style="italic" officeooo:rsid="0685baec" officeooo:paragraph-rsid="0685baec" style:font-style-asian="italic" style:font-style-complex="italic"/>
    </style:style>
    <style:style style:name="P46" style:family="paragraph" style:parent-style-name="Text_20_body" style:list-style-name="L5">
      <style:text-properties fo:font-style="italic" officeooo:rsid="06866e1e" officeooo:paragraph-rsid="06866e1e" style:font-style-asian="italic" style:font-style-complex="italic"/>
    </style:style>
    <style:style style:name="P47" style:family="paragraph" style:parent-style-name="Text_20_body" style:list-style-name="L6">
      <style:text-properties fo:font-style="italic" officeooo:rsid="0687ae42" officeooo:paragraph-rsid="0687ae42" style:font-style-asian="italic" style:font-style-complex="italic"/>
    </style:style>
    <style:style style:name="P48" style:family="paragraph" style:parent-style-name="Text_20_body" style:list-style-name="L2">
      <style:paragraph-properties fo:text-align="end" style:justify-single-word="false" style:writing-mode="rl-tb"/>
      <style:text-properties fo:font-size="12pt" fo:font-style="italic" officeooo:rsid="06767643" officeooo:paragraph-rsid="06767643" style:font-size-asian="12pt" style:font-style-asian="italic" style:font-size-complex="12pt" style:font-style-complex="italic"/>
    </style:style>
    <style:style style:name="P49" style:family="paragraph" style:parent-style-name="Text_20_body" style:list-style-name="L2">
      <style:paragraph-properties fo:text-align="end" style:justify-single-word="false" style:writing-mode="rl-tb"/>
      <style:text-properties fo:font-size="12pt" fo:font-style="italic" officeooo:rsid="0678a3a7" officeooo:paragraph-rsid="0678a3a7" style:font-size-asian="12pt" style:font-style-asian="italic" style:font-size-complex="12pt" style:font-style-complex="italic"/>
    </style:style>
    <style:style style:name="P5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fo:font-size="8pt" officeooo:rsid="05fdfbb9" style:font-size-asian="8pt" style:font-size-complex="8pt"/>
    </style:style>
    <style:style style:name="T9" style:family="text">
      <style:text-properties officeooo:rsid="05fe4711"/>
    </style:style>
    <style:style style:name="T10" style:family="text">
      <style:text-properties officeooo:rsid="06002e3e"/>
    </style:style>
    <style:style style:name="T11" style:family="text">
      <style:text-properties officeooo:rsid="0603437e"/>
    </style:style>
    <style:style style:name="T12" style:family="text">
      <style:text-properties officeooo:rsid="060418f9"/>
    </style:style>
    <style:style style:name="T13" style:family="text">
      <style:text-properties officeooo:rsid="0606cec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604ea93" style:font-weight-asian="normal" style:font-weight-complex="normal"/>
    </style:style>
    <style:style style:name="T16" style:family="text">
      <style:text-properties fo:font-weight="normal" officeooo:rsid="06079452" style:font-weight-asian="normal" style:font-weight-complex="normal"/>
    </style:style>
    <style:style style:name="T17" style:family="text">
      <style:text-properties fo:font-weight="normal" officeooo:rsid="0673e365" style:font-weight-asian="normal" style:font-weight-complex="normal"/>
    </style:style>
    <style:style style:name="T18" style:family="text">
      <style:text-properties fo:font-weight="normal" officeooo:rsid="0673e89a" style:font-weight-asian="normal" style:font-weight-complex="normal"/>
    </style:style>
    <style:style style:name="T19" style:family="text">
      <style:text-properties fo:font-weight="normal" officeooo:rsid="067486d0" style:font-weight-asian="normal" style:font-weight-complex="normal"/>
    </style:style>
    <style:style style:name="T20" style:family="text">
      <style:text-properties officeooo:rsid="0608503f"/>
    </style:style>
    <style:style style:name="T21" style:family="text">
      <style:text-properties officeooo:rsid="0608f3c1"/>
    </style:style>
    <style:style style:name="T22" style:family="text">
      <style:text-properties officeooo:rsid="060aa6c8"/>
    </style:style>
    <style:style style:name="T23" style:family="text">
      <style:text-properties officeooo:rsid="060cd3e9"/>
    </style:style>
    <style:style style:name="T24" style:family="text">
      <style:text-properties officeooo:rsid="0611bc65"/>
    </style:style>
    <style:style style:name="T25" style:family="text">
      <style:text-properties officeooo:rsid="061256b1"/>
    </style:style>
    <style:style style:name="T26" style:family="text">
      <style:text-properties officeooo:rsid="06134517"/>
    </style:style>
    <style:style style:name="T27" style:family="text">
      <style:text-properties officeooo:rsid="06143260"/>
    </style:style>
    <style:style style:name="T28" style:family="text">
      <style:text-properties officeooo:rsid="0618a878"/>
    </style:style>
    <style:style style:name="T29" style:family="text">
      <style:text-properties officeooo:rsid="06248a61"/>
    </style:style>
    <style:style style:name="T30" style:family="text">
      <style:text-properties officeooo:rsid="06265032"/>
    </style:style>
    <style:style style:name="T31" style:family="text">
      <style:text-properties officeooo:rsid="0629470b"/>
    </style:style>
    <style:style style:name="T32" style:family="text">
      <style:text-properties officeooo:rsid="0633ed3c"/>
    </style:style>
    <style:style style:name="T33" style:family="text">
      <style:text-properties officeooo:rsid="063696fa"/>
    </style:style>
    <style:style style:name="T34" style:family="text">
      <style:text-properties officeooo:rsid="06387ff4"/>
    </style:style>
    <style:style style:name="T35" style:family="text">
      <style:text-properties officeooo:rsid="063be564"/>
    </style:style>
    <style:style style:name="T36" style:family="text">
      <style:text-properties officeooo:rsid="06402cac"/>
    </style:style>
    <style:style style:name="T37" style:family="text">
      <style:text-properties officeooo:rsid="0643dea6"/>
    </style:style>
    <style:style style:name="T38" style:family="text">
      <style:text-properties officeooo:rsid="0645dda6"/>
    </style:style>
    <style:style style:name="T39" style:family="text">
      <style:text-properties officeooo:rsid="0647c1a7"/>
    </style:style>
    <style:style style:name="T40" style:family="text">
      <style:text-properties officeooo:rsid="06491944"/>
    </style:style>
    <style:style style:name="T41" style:family="text">
      <style:text-properties officeooo:rsid="064ad8b5"/>
    </style:style>
    <style:style style:name="T42" style:family="text">
      <style:text-properties officeooo:rsid="064c49f1"/>
    </style:style>
    <style:style style:name="T43" style:family="text">
      <style:text-properties officeooo:rsid="065090e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689a780" style:font-weight-asian="bold" style:font-weight-complex="bold"/>
    </style:style>
    <style:style style:name="T46" style:family="text">
      <style:text-properties officeooo:rsid="065abd46"/>
    </style:style>
    <style:style style:name="T47" style:family="text">
      <style:text-properties officeooo:rsid="0661e7c7"/>
    </style:style>
    <style:style style:name="T48" style:family="text">
      <style:text-properties officeooo:rsid="0668ec28"/>
    </style:style>
    <style:style style:name="T49" style:family="text">
      <style:text-properties officeooo:rsid="066a57e0"/>
    </style:style>
    <style:style style:name="T50" style:family="text">
      <style:text-properties officeooo:rsid="066d98cf"/>
    </style:style>
    <style:style style:name="T51" style:family="text">
      <style:text-properties officeooo:rsid="066dad4f"/>
    </style:style>
    <style:style style:name="T52" style:family="text">
      <style:text-properties officeooo:rsid="0677a876"/>
    </style:style>
    <style:style style:name="T53" style:family="text">
      <style:text-properties officeooo:rsid="067a8312"/>
    </style:style>
    <style:style style:name="T54" style:family="text">
      <style:text-properties officeooo:rsid="067b426e"/>
    </style:style>
    <style:style style:name="T55" style:family="text">
      <style:text-properties officeooo:rsid="067c2c84"/>
    </style:style>
    <style:style style:name="T56" style:family="text">
      <style:text-properties officeooo:rsid="067e9f72"/>
    </style:style>
    <style:style style:name="T57" style:family="text">
      <style:text-properties officeooo:rsid="05ff36df"/>
    </style:style>
    <style:style style:name="T58" style:family="text">
      <style:text-properties officeooo:rsid="0600cb03"/>
    </style:style>
    <style:style style:name="T59" style:family="text">
      <style:text-properties officeooo:rsid="06823bda"/>
    </style:style>
    <style:style style:name="T60" style:family="text">
      <style:text-properties officeooo:rsid="0684229c"/>
    </style:style>
    <style:style style:name="T61" style:family="text">
      <style:text-properties officeooo:rsid="0687c62a"/>
    </style:style>
    <style:style style:name="T62" style:family="text">
      <style:text-properties officeooo:rsid="0689a780"/>
    </style:style>
    <style:style style:name="T63" style:family="text">
      <style:text-properties officeooo:rsid="068b25c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text:span text:style-name="T1">מטלה</text:span> <text:span text:style-name="T3">11 - ביטקוין - פתרון</text:span></text:h>
      <text:p text:style-name="P11"/>
      <text:p text:style-name="Heading_20_2">שאלה <text:span text:style-name="T2">1: חלוקה הוגנת במועדון כריה</text:span></text:p>
      <text:p text:style-name="P3">לאחר כמה ניסיונות כושלים לכרות בלוקים של ביטקוין<text:span text:style-name="T12"> בעזרת הסמארטפון שלכם</text:span>, החלטתם להקים <text:span text:style-name="T14">מועדון </text:span><text:span text:style-name="T15">כריה</text:span><text:span text:style-name="T16"> (mining pool)</text:span>. <text:span text:style-name="T20"><text:s/></text:span>פרסמתם מודעה באינטרנט, אספתם כמה כורים והסכמתם לכרות בלוקים ביח<text:span text:style-name="T5">ד. סיכמתם ביניכם, </text:span>שהראשון שיצליח <text:span text:style-name="T13">לכרות בלוק </text:span>- יתחלק בדמי-הכריה עם כולם.</text:p>
      <text:p text:style-name="P3">התרומות של חברי המועדון לא שוות - לכל אחד יש חומרה אחרת, כל אחד משקיע זמן אחר בכריה וכו'. <text:s/>אתם רוצים לחלק את דמי-הכריה <text:span text:style-name="T21">של כל בלוק </text:span>באופן יחסי לכמות העבודה שכל אחד השקיע.</text:p>
      <text:p text:style-name="P3"><text:span text:style-name="T4">מיצאו שיטה לחישוב </text:span>כמות העבודה שהשקיע כל <text:span text:style-name="T22">כורה בכריית בלוק נתון. פרטו והדגימו את השיטה.</text:span></text:p>
      <text:list xml:id="list8069405647733761072" text:style-name="L1">
        <text:list-item>
          <text:p text:style-name="P40"><text:span text:style-name="T44">פתרון</text:span>: <text:span text:style-name="T47"><text:s/>במחשבה ראשונה אפשר לחשוב שצריך למדוד את איכות החומרה של כל כורה במועדון, <text:s/>כמה זמן כל כורה השקיע וכו', אבל </text:span>זה לא <text:span text:style-name="T46">יעבוד</text:span>.<text:span text:style-name="T46"> גם אם מישהו מוכיח לנו שהוא קנה חומרה מאד יקרה, </text:span>מי אמר שהוא בכלל משתמש בה? ייתכן שהוא קנה אותה ושם בבוידעם (כדי לחסוך חשמל)<text:span text:style-name="T46">... <text:s/>גם אם מישהו מביא חשבון חשמל המוכיח שהוא השתמש בחומרה שלו, מי אמר שהוא באמת השתמש בה לכריה ולא למשהו אחר, למשל לעיבודים גרפיים (אם החומרה היא GPU)? </text:span></text:p>
        </text:list-item>
        <text:list-item>
          <text:p text:style-name="P41">אבל, אנחנו כבר מכירים דרך שבה <text:span text:style-name="T48">אפשר </text:span>להוכיח <text:span text:style-name="T48">עבודה </text:span>(Proof of Work) - מציאת ערך nonce שיגרום ל-hash של הבלוק להיות קטן ממספר מסויים<text:span text:style-name="T49"> המבטא את רמת הקושי</text:span>. <text:s/><text:span text:style-name="T49">אם כך, כדי לוודא שהכורים אכן עובדים, צריך לבקש מהם לשלוח ערכי nonce עם רמת קושי נמוכה יותר. לדוגמה, נניח שכדי לכרות בלוק שלם, צריך שההאש יהיה קטן מ-1000. אז, המועדון יכול לבקש מכל כורה למצוא ערכי האש קטנים מ-100,000. כל כורה שימצא האש כזה, יקבל 1% מהתשלום על הבלוק, כי בממוצע הוא עשה 1% מהעבודה. כדי להגיע לרמת דיוק גבוהה יותר אפשר להקטין עוד יותר את רמת הקושי, למשל כל כורה שמצא האש קטן מ1,000,000 יקכל אלפית מהתשלום על הבלוק, וכו'.</text:span></text:p>
        </text:list-item>
      </text:list>
      <text:p text:style-name="Heading_20_2">שאלה <text:span text:style-name="T6">2: קביעת רמת הקושי</text:span></text:p>
      <text:p text:style-name="P5"><text:span text:style-name="T26">לצורך השאלה, הניחו שקיימת </text:span>המחלקה הבאה<text:span text:style-name="T25">,</text:span> המייצגת בלוק בשרשרת-הבלוקים:</text:p>
      <text:p text:style-name="P35"><text:span text:style-name="T24">struct</text:span> Block {</text:p>
      <text:p text:style-name="P37"><text:s text:c="5"/>//... more methods</text:p>
      <text:p text:style-name="P35"><text:tab/><text:span text:style-name="T7">long </text:span>timestamp(); <text:s text:c="2"/><text:span text:style-name="T7"><text:s/></text:span>// <text:span text:style-name="T57">time of block creation; </text:span>seconds since 1/1/2008</text:p>
      <text:p text:style-name="P38"><text:s text:c="5"/><text:span text:style-name="T34">double</text:span> difficulty(); <text:s text:c="2"/>// level <text:span text:style-name="T58">of </text:span>difficulty in block creation time.</text:p>
      <text:p text:style-name="P39"><text:s text:c="5"/>Block* previous(); <text:s/>// the preceding block in the chain.</text:p>
      <text:p text:style-name="P37"><text:s text:c="5"/>//... more methods</text:p>
      <text:p text:style-name="P36">}<text:span text:style-name="T9">;</text:span></text:p>
      <text:p text:style-name="P19">רמת הקושי של כריית בלוק צריכה להתעדכן <text:span text:style-name="T35">בערך פעם ב</text:span>שבועיים. <text:span text:style-name="T23"><text:s/></text:span>כיתבו פונקציה <text:span text:style-name="T10">שאפשר להריץ פעם בשבועיים על-מנת להעריך את רמת הקושי הדרושה על-מנת שבלוק ייווצר בממוצע כל 10 דקות.</text:span></text:p>
      <text:p text:style-name="P21"><text:soft-page-break/>הפונקציה מקבלת קישור לבלוק האחרון בשרשרת<text:span text:style-name="T11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0"><text:a xlink:type="simple" xlink:href="https://en.bitcoin.it/wiki/Difficulty#How_soon_might_I_expect_to_generate_a_block.3F" text:style-name="Internet_20_link" text:visited-style-name="Visited_20_Internet_20_Link"><text:span text:style-name="T8">https://en.bitcoin.it/wiki/Difficulty#How_soon_might_I_expect_to_generate_a_block.3F</text:span></text:a></text:p>
      <text:p text:style-name="P22"><text:span text:style-name="T44">פתרון</text:span><text:span text:style-name="T17">: </text:span><text:span text:style-name="T19">הזמן הדרוש ליצירת בלוק (T) שווה לרמת הקושי (D) כפול קבוע כלשהו (C):</text:span></text:p>
      <text:p text:style-name="P24"><text:s text:c="2"/>T = D*C</text:p>
      <text:p text:style-name="P22"><text:span text:style-name="T17">במשך שבועיים צריכים להיווצר כ-2016 בלוקים (14 ימים כפול 144 בלוקים ליום). לכן</text:span><text:span text:style-name="T18">, דרך פשוטה לחישוב רמת הקושי היא:</text:span></text:p>
      <text:list xml:id="list1938411104872822107" text:style-name="L2">
        <text:list-item>
          <text:p text:style-name="P48"><text:span text:style-name="T54">א. </text:span>לחשב כמה זמן לקח ליצור את 2016 הבלוקים האחרונים (T0).</text:p>
        </text:list-item>
        <text:list-item>
          <text:p text:style-name="P48"><text:span text:style-name="T54">ב. </text:span>לקרוא מהבלוק את רמת הקושי האחרונה (D0).</text:p>
        </text:list-item>
        <text:list-item>
          <text:p text:style-name="P48"><text:span text:style-name="T54">ג. </text:span>בהתאם לנוסחה למעלה, לחשב את הקבוע <text:span text:style-name="T52"><text:s text:c="2"/>C = T0/D0</text:span></text:p>
        </text:list-item>
        <text:list-item>
          <text:p text:style-name="P49"><text:span text:style-name="T54">ד. </text:span>הזמן הרצוי ליצירת 2016 בלוקים הוא שבועיים: T1=14*86400</text:p>
        </text:list-item>
        <text:list-item>
          <text:p text:style-name="P49"><text:span text:style-name="T54">ה. </text:span>מכאן, רמת הקושי החדשה היא:</text:p>
        </text:list-item>
      </text:list>
      <text:p text:style-name="P18">D1 = T1/C = (T1/T0)*D0</text:p>
      <text:p text:style-name="P23">עכשיו נשאר רק לכתוב את הפונקציה:</text:p>
      <text:p text:style-name="P28"><text:span text:style-name="T34">double</text:span> newDifficulty(Block* lastBlock)<text:span text:style-name="T53"> {</text:span></text:p>
      <text:p text:style-name="P29"><text:s text:c="5"/>// a. calculate how much it took to create last 2016 blocks:</text:p>
      <text:p text:style-name="P31"><text:s text:c="5"/>long now = lastBlock-&gt;timestamp();</text:p>
      <text:p text:style-name="P32"><text:s text:c="5"/><text:span text:style-name="T54">for (int i=0, Block* b=lastBlock; i&lt;2016; ++i) </text:span></text:p>
      <text:p text:style-name="P29"><text:s text:c="10"/>b = b-&gt;previous();</text:p>
      <text:p text:style-name="P31"><text:s text:c="5"/>long then = b-&gt;timestamp();</text:p>
      <text:p text:style-name="P30"><text:s text:c="2"/><text:span text:style-name="T55"><text:s text:c="3"/>long T0 = now-then; <text:s text:c="2"/>// in seconds</text:span></text:p>
      <text:p text:style-name="P30"/>
      <text:p text:style-name="P33"><text:s text:c="5"/>// b. read the most recent difficulty:</text:p>
      <text:p text:style-name="P33"><text:s text:c="5"/>long D0 = lastBlock-&gt;difficulty();</text:p>
      <text:p text:style-name="P33"/>
      <text:p text:style-name="P33"><text:s text:c="5"/>// c. <text:span text:style-name="T56">calculate the required time:</text:span></text:p>
      <text:p text:style-name="P34"><text:s text:c="5"/>long T1 = 14*86400; <text:s text:c="3"/>// num of seconds in two weeks</text:p>
      <text:p text:style-name="P34"><text:s text:c="5"/>return (T1/T0)*D0;</text:p>
      <text:p text:style-name="P32">}</text:p>
      <text:p text:style-name="P17"/>
      <text:p text:style-name="Heading_20_2">שאלה 3: ביטקוין ירוק</text:p>
      <text:p text:style-name="P4">קיראו על Bitcoin Green באתר זה: https://www.savebitcoin.io והסבירו: </text:p>
      <text:p text:style-name="P4"><text:soft-page-break/>א. מהי הבעיה הסביבתית שנוצרת ע"י ביטקוין<text:span text:style-name="T40">, ו</text:span>מהו הפתרון שמציעים יוזמי Bitcoin Green?<text:span text:style-name="T27"> </text:span></text:p>
      <text:p text:style-name="P12"><text:span text:style-name="T40">ב</text:span>. מה ההבדל בין Proof-of-Stake לבין Proof-of-work<text:span text:style-name="T30">, ומה הקשר לסעיף הקודם?</text:span></text:p>
      <text:list xml:id="list3315001540104054675" text:style-name="L3">
        <text:list-item>
          <text:p text:style-name="P42"><text:span text:style-name="T44">פתרון</text:span>: ראו בפתרו<text:span text:style-name="T50">נות</text:span> של מירב ונעמה<text:span text:style-name="T50">, רז ואורן, ניסן ואריה.</text:span></text:p>
        </text:list-item>
      </text:list>
      <text:p text:style-name="P27">שאלה 4: ארנקים ועסקאות<text:span text:style-name="T33"> - </text:span>תרגיל מעשי</text:p>
      <text:p text:style-name="P9"><text:span text:style-name="T28">א. </text:span>הורי<text:span text:style-name="T28">דו והתקינו ארנק ביטקוין התומך ברשת-ניסוי, למשל <text:s/>BitPay: https://github.com/bitpay/copay/releases/tag/v4.3.6</text:span></text:p>
      <text:p text:style-name="P6">ב. צרו ארנק חדש, והקפידו לבחור באפשרויות המתקדמות (advanced) את "רשת הניסוי" - TestNet.</text:p>
      <text:p text:style-name="P6">ג. השיגו ביטקוין-ניסוי מאחד הברזים, למשל כאן: https://testnet.manu.backend.hamburg/faucet</text:p>
      <text:p text:style-name="P6">ד. שילחו חלק מהביטקוין שקיבלתם לצוות אחר בכיתה.</text:p>
      <text:p text:style-name="P6">ה. מיצאו את הבלוק שלכם בשרשרת הבלוקים של רשת הניסוי: https://testnet.blockchain.info</text:p>
      <text:p text:style-name="P6">כפתרון לשאלה, צרפו צילום מסך המראה בבירור את<text:span text:style-name="T29"> הבלוק עם</text:span> העיסקה שעשיתם.</text:p>
      <text:p text:style-name="P25">שאלה <text:span text:style-name="T31">5: איזה כורה זוכה בבלוק?</text:span></text:p>
      <text:p text:style-name="P7">נני<text:span text:style-name="T31">ח שברשת ביטקוין ישנם חמישה כורים. יעילות הכריה היחסית שלהם באחוזים היא: 30, 25, 20, 15, 10. </text:span></text:p>
      <text:p text:style-name="P8">א. תארו אלגוריתם-כריה, שאם כל הכורים יממשו אותו - הכורה הראשון (30) יזכה בכל הבלוקים<text:span text:style-name="T32"> והאחרים לא יזכו בכלל.</text:span></text:p>
      <text:p text:style-name="P8">ב. תארו אלגוריתם-כריה אחר, שאם הכורה האחרון (10) יממש אותו - הוא יזכה בממוצע ב-10% מהבלוקים, לא משנה מה יעשו האחרים.</text:p>
      <text:list xml:id="list150335275645921" text:continue-numbering="true" text:style-name="L3">
        <text:list-item>
          <text:p text:style-name="P43"><text:span text:style-name="T44">פתרון</text:span>: ראו <text:span text:style-name="T51">בפתרון של אוריאל ויואב.</text:span></text:p>
        </text:list-item>
      </text:list>
      <text:p text:style-name="P26">שאלה <text:span text:style-name="T36">6: מתקפת פיני (על-שם Hal Finney שחשב עליה ראשון)</text:span></text:p>
      <text:p text:style-name="P10">נניח שמישהו, נקרא לו "התוקף", רוצה להשתמש במטבע אחד פעמיים. <text:span text:style-name="T38">הוא פועל לפי האלגוריתם הבא. <text:s/>הוא </text:span>כורה בלוקים באופן רגיל; <text:span text:style-name="T38">בכל בלוק שהוא כורה, </text:span>כאחת מ<text:span text:style-name="T43">-2000 </text:span>העיסקאות בבלוק, הוא מכניס עיסקה אחת <text:span text:style-name="T37">של מטבע א </text:span>מכתובת <text:span text:style-name="T37">ב</text:span> לכתובת <text:span text:style-name="T37">ג</text:span>, <text:span text:style-name="T39">כאשר שתי הכתובות</text:span> שייכות לו.<text:span text:style-name="T38"> <text:s text:c="3"/></text:span>ברגע שהוא מצא בלוק, במקום לפרסם אותו מייד, הוא הולך לחנות, קונה חפץ ומשלם עליו<text:span text:style-name="T37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0">מה הסיכון שהתוקף לוקח? באיזה מקרה ההתקפה תיכשל, וכמה יפסיד התוקף במקרה זה?</text:span></text:p>
      <text:list xml:id="list4277295228016561063" text:style-name="L4">
        <text:list-item>
          <text:p text:style-name="P44"><text:span text:style-name="T44">פתרון</text:span>: התוקף כבר מצא בלוק הממשיך את הבלוק הקודם, ויכל לפרסם אותו מייד ולקבל 12.5 ביטקוין. אם, בזמן שהתוקף נמצא בחנות<text:span text:style-name="T59"> ומחכה למוכר</text:span>, מישהו אחר ימצא בלוק הממשיך את הבלוק <text:soft-page-break/>הקודם ויפרסם אותו, אז הבלוק שהתוקף מצא לא יתקבל, והוא יפסיד 12.5 ביטקוין - בערך 100 אלף דולר<text:span text:style-name="T60">.</text:span></text:p>
        </text:list-item>
      </text:list>
      <text:p text:style-name="P14">ב. <text:span text:style-name="T42">המוכר מחכה t דקות לפני מסירת החפץ. מה צריך להיות ערך החפץ כך שההתקפה תהיה כדאית?</text:span></text:p>
      <text:list xml:id="list6703953892572373525" text:style-name="L5">
        <text:list-item>
          <text:p text:style-name="P45">הסיכוי שמישהו ימצא בלוק אחר, הממשיך את הבלוק הקודם, תוך t דקות, הוא בערך t/10. לכן, תוחלת ההפסד של התוקף (בביטקוין) היא: <text:s text:c="6"/>t*12.5/10 = t*1.25.</text:p>
        </text:list-item>
        <text:list-item>
          <text:p text:style-name="P46">ההתקפה כדאית אם ורק אם ערך החפץ הוא יותר מ <text:s/>t*1.25 ביטקוין (במחירים של היום: בערך 10,000 דולר<text:span text:style-name="T63"> לדקה</text:span>).</text:p>
        </text:list-item>
      </text:list>
      <text:p text:style-name="P15">ג. מה יכול המוכר לעשות כדי <text:span text:style-name="T41">להגן </text:span>על עצמו מהתקפה זו<text:span text:style-name="T41">?</text:span></text:p>
      <text:list xml:id="list1351299274781052851" text:style-name="L6">
        <text:list-item>
          <text:p text:style-name="P47"><text:span text:style-name="T45">פתרון</text:span><text:span text:style-name="T62">: </text:span>המוכר יכול פשוט לחכות כ-10 דקות, עד שיראה שהעיסקה שלו אושרה בבלוק שחובר לשרשרת. <text:span text:style-name="T61">במקרה זה ההתקפה נכשלת בוודאות.</text:span></text:p>
        </text:list-item>
        <text:list-item>
          <text:p text:style-name="P47">אם הוא לא רוצה לחכות 10 דקות (כי יש תור ארוך), הוא יכול לחכות קצת יותר מ-V/1.25 דקות, כאשר V הוא ערך החפץ בביטקוין; כפי שהסברנו למעלה, במקרה זה ההתקפה לא משתלמת. לדוגמה, אם הוא מוכר חפץ ששווה 1/48 ביטקוין (כ-150 דולר) או פחות, מספיק שיחכה שניה אחת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17T12:32:41.955172869</dc:date>
    <meta:editing-duration>P11DT15H56M1S</meta:editing-duration>
    <meta:editing-cycles>1478</meta:editing-cycles>
    <meta:document-statistic meta:table-count="0" meta:image-count="0" meta:object-count="0" meta:page-count="4" meta:paragraph-count="71" meta:word-count="1073" meta:character-count="6196" meta:non-whitespace-character-count="5082"/>
  </office:meta>
</office:document-meta>
</file>